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FMono-Regular" svg:font-family="SFMono-Regular, Menlo, Monaco, Consolas, 'Liberation Mono', 'Courier New'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499cm" loext:contextual-spacing="false"/>
      <style:text-properties loext:padding="0.049cm" loext:border="0.06pt solid #e1e5eb"/>
    </style:style>
    <style:style style:name="P2" style:family="paragraph" style:parent-style-name="Text_20_body" style:list-style-name="L1">
      <style:paragraph-properties fo:margin-left="0cm" fo:margin-right="0cm" fo:margin-top="0cm" fo:margin-bottom="0cm" loext:contextual-spacing="false" fo:text-indent="0cm" style:auto-text-indent="false" fo:padding="0.049cm" fo:border="0.06pt solid #e1e5eb"/>
      <style:text-properties officeooo:paragraph-rsid="001d0adc"/>
    </style:style>
    <style:style style:name="P3" style:family="paragraph" style:parent-style-name="Text_20_body" style:list-style-name="L1">
      <style:paragraph-properties fo:margin-left="0cm" fo:margin-right="0cm" fo:margin-top="0cm" fo:margin-bottom="0cm" loext:contextual-spacing="false" fo:text-indent="0cm" style:auto-text-indent="false" fo:padding="0.049cm" fo:border="0.06pt solid #e1e5eb"/>
      <style:text-properties officeooo:paragraph-rsid="001e8473"/>
    </style:style>
    <style:style style:name="T1" style:family="text">
      <style:text-properties fo:color="#e83e8c" style:font-name="SFMono-Regular" fo:font-size="10.5pt" loext:padding="0.049cm" loext:border="0.06pt solid #e1e5eb"/>
    </style:style>
    <style:style style:name="T2" style:family="text">
      <style:text-properties fo:color="#e83e8c" style:font-name="SFMono-Regular" fo:font-size="10.5pt" officeooo:rsid="001e8473" loext:padding="0.049cm" loext:border="0.06pt solid #e1e5eb"/>
    </style:style>
    <text:list-style style:name="L1">
      <text:list-level-style-bullet text:level="1" text:style-name="Bullet_20_Symbols" style:num-suffix="." text:bullet-char="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Um bom exercício é, mentalmente, tentar descrever o que cada comando faz.</text:p>
      <text:list xml:id="list2704015768" text:style-name="L1">
        <text:list-item>
          <text:p text:style-name="P2"><text:span text:style-name="Source_20_Text"><text:span text:style-name="T1">Ls – </text:span></text:span><text:span text:style-name="Source_20_Text"><text:span text:style-name="T2">vizualizar conteudo da pasta</text:span></text:span></text:p>
        </text:list-item>
        <text:list-item>
          <text:p text:style-name="P2"><text:span text:style-name="Source_20_Text"><text:span text:style-name="T1">mkdir – </text:span></text:span><text:span text:style-name="Source_20_Text"><text:span text:style-name="T2">criar diretorio</text:span></text:span></text:p>
        </text:list-item>
        <text:list-item>
          <text:p text:style-name="P2"><text:span text:style-name="Source_20_Text"><text:span text:style-name="T1">cd – </text:span></text:span><text:span text:style-name="Source_20_Text"><text:span text:style-name="T2">mudar diretorio</text:span></text:span></text:p>
        </text:list-item>
        <text:list-item>
          <text:p text:style-name="P2"><text:span text:style-name="Source_20_Text"><text:span text:style-name="T1">pwd – </text:span></text:span><text:span text:style-name="Source_20_Text"><text:span text:style-name="T2">verificar o caminho de diretorio</text:span></text:span></text:p>
        </text:list-item>
        <text:list-item>
          <text:p text:style-name="P2"><text:span text:style-name="Source_20_Text"><text:span text:style-name="T1">cp – </text:span></text:span><text:span text:style-name="Source_20_Text"><text:span text:style-name="T2">copiar arquivo</text:span></text:span></text:p>
        </text:list-item>
        <text:list-item>
          <text:p text:style-name="P2"><text:span text:style-name="Source_20_Text"><text:span text:style-name="T1">mv – </text:span></text:span><text:span text:style-name="Source_20_Text"><text:span text:style-name="T2">mover ou renomear arquivo</text:span></text:span></text:p>
        </text:list-item>
        <text:list-item>
          <text:p text:style-name="P2"><text:span text:style-name="Source_20_Text"><text:span text:style-name="T1">rm – </text:span></text:span><text:span text:style-name="Source_20_Text"><text:span text:style-name="T2">removar pasta vazia ou diretorio vazio</text:span></text:span></text:p>
        </text:list-item>
        <text:list-item>
          <text:p text:style-name="P2"><text:span text:style-name="Source_20_Text"><text:span text:style-name="T1">rmdir – </text:span></text:span><text:span text:style-name="Source_20_Text"><text:span text:style-name="T2">remover diretorio vazio</text:span></text:span></text:p>
        </text:list-item>
        <text:list-item>
          <text:p text:style-name="P2"><text:span text:style-name="Source_20_Text"><text:span text:style-name="T1">clear – </text:span></text:span><text:span text:style-name="Source_20_Text"><text:span text:style-name="T2">limpar console</text:span></text:span></text:p>
        </text:list-item>
        <text:list-item>
          <text:p text:style-name="P2"><text:span text:style-name="Source_20_Text"><text:span text:style-name="T1">cat – </text:span></text:span><text:span text:style-name="Source_20_Text"><text:span text:style-name="T2">exibir arquivo</text:span></text:span></text:p>
        </text:list-item>
        <text:list-item>
          <text:p text:style-name="P2"><text:span text:style-name="Source_20_Text"><text:span text:style-name="T1">less – </text:span></text:span><text:span text:style-name="Source_20_Text"><text:span text:style-name="T2">imprimir arquivo na tela</text:span></text:span></text:p>
        </text:list-item>
        <text:list-item>
          <text:p text:style-name="P2"><text:span text:style-name="Source_20_Text"><text:span text:style-name="T1">head – </text:span></text:span><text:span text:style-name="Source_20_Text"><text:span text:style-name="T2">10 primeiros palavras</text:span></text:span></text:p>
        </text:list-item>
        <text:list-item>
          <text:p text:style-name="P2"><text:span text:style-name="Source_20_Text"><text:span text:style-name="T1">tail – </text:span></text:span><text:span text:style-name="Source_20_Text"><text:span text:style-name="T2">10 ultimas palavras</text:span></text:span></text:p>
        </text:list-item>
        <text:list-item>
          <text:p text:style-name="P2"><text:span text:style-name="Source_20_Text"><text:span text:style-name="T1">grep – </text:span></text:span><text:span text:style-name="Source_20_Text"><text:span text:style-name="T2">pesquisar no arquivo</text:span></text:span></text:p>
        </text:list-item>
        <text:list-item>
          <text:p text:style-name="P2"><text:span text:style-name="Source_20_Text"><text:span text:style-name="T1">wc – </text:span></text:span><text:span text:style-name="Source_20_Text"><text:span text:style-name="T2">contar linhas, palavras e caracteres</text:span></text:span></text:p>
        </text:list-item>
        <text:list-item>
          <text:p text:style-name="P2"><text:span text:style-name="Source_20_Text"><text:span text:style-name="T1">&gt; - </text:span></text:span><text:span text:style-name="Source_20_Text"><text:span text:style-name="T2">redirecionar para outra coisa</text:span></text:span></text:p>
        </text:list-item>
        <text:list-item>
          <text:p text:style-name="P2"><text:span text:style-name="Source_20_Text"><text:span text:style-name="T1">&gt;&gt; - </text:span></text:span><text:span text:style-name="Source_20_Text"><text:span text:style-name="T2">adicionar</text:span></text:span></text:p>
        </text:list-item>
        <text:list-item>
          <text:p text:style-name="P2"><text:span text:style-name="Source_20_Text"><text:span text:style-name="T1">| - </text:span></text:span><text:span text:style-name="Source_20_Text"><text:span text:style-name="T2">concatenar com outro comando</text:span></text:span></text:p>
        </text:list-item>
        <text:list-item>
          <text:p text:style-name="P2"><text:span text:style-name="Source_20_Text"><text:span text:style-name="T1">sort - </text:span></text:span><text:span text:style-name="Source_20_Text"><text:span text:style-name="T2">ordenar</text:span></text:span></text:p>
        </text:list-item>
        <text:list-item>
          <text:p text:style-name="P2"><text:span text:style-name="Source_20_Text"><text:span text:style-name="T1">who – </text:span></text:span><text:span text:style-name="Source_20_Text"><text:span text:style-name="T2">quem está usando a maquina</text:span></text:span></text:p>
        </text:list-item>
        <text:list-item>
          <text:p text:style-name="P2"><text:span text:style-name="Source_20_Text"><text:span text:style-name="T1">man - </text:span></text:span><text:span text:style-name="Source_20_Text"><text:span text:style-name="T2">manual</text:span></text:span></text:p>
        </text:list-item>
        <text:list-item>
          <text:p text:style-name="P2"><text:span text:style-name="Source_20_Text"><text:span text:style-name="T1">whatis – </text:span></text:span><text:span text:style-name="Source_20_Text"><text:span text:style-name="T2">pra que serve isso</text:span></text:span></text:p>
        </text:list-item>
        <text:list-item>
          <text:p text:style-name="P2"><text:span text:style-name="Source_20_Text"><text:span text:style-name="T1">apropos</text:span></text:span></text:p>
        </text:list-item>
        <text:list-item>
          <text:p text:style-name="P2"><text:span text:style-name="Source_20_Text"><text:span text:style-name="T1">* - </text:span></text:span><text:span text:style-name="Source_20_Text"><text:span text:style-name="T2">coringa</text:span></text:span></text:p>
        </text:list-item>
        <text:list-item>
          <text:p text:style-name="P2"><text:span text:style-name="Source_20_Text"><text:span text:style-name="T1">? - </text:span></text:span><text:span text:style-name="Source_20_Text"><text:span text:style-name="T2">coringa mas de um caractere</text:span></text:span></text:p>
        </text:list-item>
        <text:list-item>
          <text:p text:style-name="P2"><text:span text:style-name="Source_20_Text"><text:span text:style-name="T1">chmod – </text:span></text:span><text:span text:style-name="Source_20_Text"><text:span text:style-name="T2">modificador de permissoes</text:span></text:span></text:p>
        </text:list-item>
        <text:list-item>
          <text:p text:style-name="P2"><text:span text:style-name="Source_20_Text"><text:span text:style-name="T1">ps - </text:span></text:span><text:span text:style-name="Source_20_Text"><text:span text:style-name="T2">processos</text:span></text:span></text:p>
        </text:list-item>
        <text:list-item>
          <text:p text:style-name="P2"><text:span text:style-name="Source_20_Text"><text:span text:style-name="T1">bg – </text:span></text:span><text:span text:style-name="Source_20_Text"><text:span text:style-name="T2">processos em segundo plano</text:span></text:span></text:p>
        </text:list-item>
        <text:list-item>
          <text:p text:style-name="P3"><text:span text:style-name="Source_20_Text"><text:span text:style-name="T2">fg – processos em primeiro plano</text:span></text:span></text:p>
        </text:list-item>
        <text:list-item>
          <text:p text:style-name="P2"><text:span text:style-name="Source_20_Text"><text:span text:style-name="T1">kill - </text:span></text:span><text:span text:style-name="Source_20_Text"><text:span text:style-name="T2">matar</text:span></text:span></text:p>
        </text:list-item>
        <text:list-item>
          <text:p text:style-name="P2"><text:span text:style-name="Source_20_Text"><text:span text:style-name="T1">find - </text:span></text:span><text:span text:style-name="Source_20_Text"><text:span text:style-name="T2">procurar</text:span></text:span></text:p>
        </text:list-item>
        <text:list-item>
          <text:p text:style-name="P2"><text:span text:style-name="Source_20_Text"><text:span text:style-name="T1">history – </text:span></text:span><text:span text:style-name="Source_20_Text"><text:span text:style-name="T2">historico de comando utilizado no console</text:span></text:span></text:p>
        </text:list-item>
      </text:list>
      <text:p text:style-name="Horizontal_20_Line"/>
      <text:p text:style-name="Text_20_body"><text:lin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FMono-Regular" svg:font-family="SFMono-Regular, Menlo, Monaco, Consolas, 'Liberation Mono', 'Courier New'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17T19:25:15.887386725</meta:creation-date>
    <dc:date>2022-02-17T19:38:51.109047027</dc:date>
    <meta:editing-duration>PT7M58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34" meta:word-count="182" meta:character-count="939" meta:non-whitespace-character-count="800"/>
  </office:meta>
</office:document-meta>
</file>